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F00000247B9BD4CDC8EA0B105.png" manifest:media-type="image/png"/>
  <manifest:file-entry manifest:full-path="Pictures/10000201000003C30000025184EAD3D1FC5EBE01.png" manifest:media-type="image/png"/>
  <manifest:file-entry manifest:full-path="Pictures/10000201000003B3000001E301E97034DDC4C390.png" manifest:media-type="image/png"/>
  <manifest:file-entry manifest:full-path="Pictures/10000201000002600000005F98637837A7822F7E.png" manifest:media-type="image/png"/>
  <manifest:file-entry manifest:full-path="Pictures/100002010000045F000002801073D0E8893120BB.png" manifest:media-type="image/png"/>
  <manifest:file-entry manifest:full-path="Pictures/100002010000044B0000025B1BB9BAB82AE67E88.png" manifest:media-type="image/png"/>
  <manifest:file-entry manifest:full-path="Pictures/1000020100000358000002A0CBC30E86EA167C9C.png" manifest:media-type="image/png"/>
  <manifest:file-entry manifest:full-path="Pictures/10000201000004840000026F19095C23F86C8E11.png" manifest:media-type="image/png"/>
  <manifest:file-entry manifest:full-path="Pictures/100002010000038C0000028F1662298F4C481F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16.6cm" svg:height="13.032cm" svg:x="2cm" svg:y="1cm" presentation:class="graphic" presentation:user-transformed="true">
          <draw:image xlink:href="Pictures/1000020100000358000002A0CBC30E86EA167C9C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18.605cm" svg:height="13.421cm" svg:x="0.395cm" svg:y="0.513cm">
          <draw:image xlink:href="Pictures/100002010000038C0000028F1662298F4C481F3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3.237cm" svg:height="14.31cm" svg:x="0.563cm" svg:y="-0.022cm">
          <draw:image xlink:href="Pictures/10000201000003C30000025184EAD3D1FC5EBE0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5cm" svg:height="14.288cm" svg:x="0.4cm" svg:y="0cm">
          <draw:image xlink:href="Pictures/10000201000003EF00000247B9BD4CDC8EA0B105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8cm" svg:height="14.286cm" svg:x="0.401cm" svg:y="0.001cm">
          <draw:image xlink:href="Pictures/100002010000044B0000025B1BB9BAB82AE67E88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7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6cm" svg:height="14.284cm" svg:x="0.402cm" svg:y="0.002cm">
          <draw:image xlink:href="Pictures/10000201000004840000026F19095C23F86C8E1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8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4cm" svg:height="14.282cm" svg:x="0.403cm" svg:y="0.003cm">
          <draw:image xlink:href="Pictures/100002010000045F000002801073D0E8893120BB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9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6T20:32:36.609478962</dc:date>
    <meta:editing-duration>PT27M55S</meta:editing-duration>
    <meta:editing-cycles>8</meta:editing-cycles>
    <meta:document-statistic meta:object-count="78"/>
  </office:meta>
</office:document-meta>
</file>